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  <text:list-item>
          <text:p text:style-name="P10">Look back at the warning given by the IDE. It uses the term “implicitly convert” before introducing the cast operator.</text:p>
        </text:list-item>
        <text:list-item>
          <text:p text:style-name="P10">While you needed a cast to convert a float to an int, do you need one to convert an int to a float? Try the following:</text:p>
          <text:p text:style-name="P15">int intVar = 21;</text:p>
          <text:p text:style-name="P16">float floatVar = intVar; // Does this need a cast?</text:p>
        </text:list-item>
        <text:list-item>
          <text:p text:style-name="P10">Generally, you need an explicit cast if an implicit conversion would lead to data loss. Since all possible int values are also valid float values, no explicit cast is needed.</text:p>
        </text:list-item>
        <text:list-item>
          <text:p text:style-name="P10">Do these cases need an explicit cast, or will an explicit conversion work? Try them in your IDE to check your answers!</text:p>
        </text:list-item>
      </text:list>
      <text:list text:style-name="L4">
        <text:list-item>
          <text:p text:style-name="P17">double to int</text:p>
        </text:list-item>
        <text:list-item>
          <text:p text:style-name="P17">int to double</text:p>
        </text:list-item>
        <text:list-item>
          <text:p text:style-name="P17">float to double</text:p>
        </text:list-item>
        <text:list-item>
          <text:p text:style-name="P17">double to float</text:p>
        </text:list-item>
        <text:list-item>
          <text:p text:style-name="P17">int to decimal</text:p>
        </text:list-item>
        <text:list-item>
          <text:p text:style-name="P17">decimal to float</text:p>
        </text:list-item>
        <text:list-item>
          <text:p text:style-name="P17">float to decimal</text:p>
        </text:list-item>
      </text:list>
      <text:list text:style-name="L5">
        <text:list-item>
          <text:p text:style-name="P18">That last result may have been surprising. While decimal is higher precision than float and double, it requires an explicit cast from either of those typ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5Z</meta:creation-date>
    <dc:date>2021-05-26T23:00:35Z</dc:date>
    <meta:user-defined meta:name="date" meta:value-type="string">May  26, 2021 (11:0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